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Heading_20_2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font-weight="normal" style:font-size-asian="11pt" style:font-weight-asian="normal" style:font-size-complex="11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haltsverzeichnis</text:p>
      <text:h text:style-name="P5" text:outline-level="2"><text:bookmark text:name="pflichtenheft"/>Pflichtenheft:</text:h>
      <text:p text:style-name="P2">Beschreibung der Projektidee <text:tab/><text:tab/><text:tab/><text:tab/>Seite 01.</text:p>
      <text:p text:style-name="P2">Muss und Kann Kriterien <text:s text:c="6"/><text:tab/><text:tab/><text:tab/><text:tab/>Seite 02.</text:p>
      <text:p text:style-name="P2">Use-Case-Diagramme <text:s text:c="12"/><text:tab/><text:tab/><text:tab/><text:tab/>Seite 03. - 06.</text:p>
      <text:p text:style-name="P2">Use-Case-Diagramme für zentrale Anwendungsfälle <text:s/><text:tab/>Seite 07.</text:p>
      <text:p text:style-name="P2">Projektplan <text:s text:c="29"/><text:tab/><text:tab/><text:tab/><text:tab/>Seite 08.</text:p>
      <text:p text:style-name="P2">Produktumgebung <text:s text:c="18"/><text:tab/><text:tab/><text:tab/><text:tab/>Seite 08. </text:p>
      <text:p text:style-name="P2">Skizze der Webseite <text:tab/><text:tab/> <text:tab/><text:tab/><text:tab/><text:tab/>Seite 09.</text:p>
      <text:p text:style-name="P2">DB-Entwurf <text:s text:c="27"/><text:tab/><text:tab/><text:tab/><text:tab/>Seite 10.</text:p>
      <text:p text:style-name="P2">Link zum Github-Repository <text:tab/><text:tab/><text:tab/><text:tab/>Seite 10.</text:p>
      <text:p text:style-name="P2">Testplan <text:tab/><text:tab/><text:tab/><text:tab/><text:tab/><text:tab/><text:tab/>Seite 11. - 15.</text:p>
      <text:p text:style-name="P2">Änderungen am Pflichtenheft nach Abgabe mit Erklärung <text:s/>Seite 16.</text:p>
      <text:p text:style-name="P2"/>
      <text:p text:style-name="P3">Handbuch:</text:p>
      <text:p text:style-name="P3"/>
      <text:p text:style-name="P2">Mitarbeiterbereich Aufrufen <text:s/><text:tab/><text:tab/><text:tab/><text:tab/><text:tab/>Seite 17. - 19.</text:p>
      <text:p text:style-name="P2">Suchen im Mitarbeiterbereich <text:tab/><text:tab/><text:tab/><text:tab/>Seite 20.</text:p>
      <text:p text:style-name="P4">Anlegen Eines neun Belages <text:tab/><text:tab/><text:tab/><text:tab/><text:tab/>Seite 21. - 22.</text:p>
      <text:p text:style-name="P2">Löschen eines Belages <text:s/><text:tab/><text:tab/><text:tab/><text:tab/><text:tab/>Seite 23.</text:p>
      <text:p text:style-name="P2">Ändern eines Belages <text:tab/><text:tab/><text:tab/><text:tab/><text:tab/>Seite 24. - 25.</text:p>
      <text:p text:style-name="P2">Belag Suchen in der Hauptansicht <text:tab/><text:tab/><text:tab/><text:tab/>Seite 26.</text:p>
      <text:p text:style-name="P2">Belag Kaufen <text:tab/><text:tab/><text:tab/><text:tab/><text:tab/><text:tab/><text:tab/>Seite 27. - 28.</text:p>
      <text:p text:style-name="P2">Warenkorb Anzeigen <text:tab/><text:tab/><text:tab/><text:tab/><text:tab/><text:tab/>Seite 29.</text:p>
      <text:p text:style-name="P2">Einkauf Beenden und neu als Kunde Registrieren <text:tab/><text:tab/>Seite 30. - 31.</text:p>
      <text:p text:style-name="P2"><text:span text:style-name="T2">Einkauf Beenden und Rechnung mit Kunden Konto Verbinden</text:span> <text:tab/>Seite 32. - 34.</text:p>
      <text:p text:style-name="P2">Rechnung als PDF generieren <text:tab/><text:tab/><text:tab/><text:tab/>Seite 35.</text:p>
      <text:p text:style-name="P2"/>
      <text:p text:style-name="P3">Klassendiagramm:</text:p>
      <text:p text:style-name="P3"/>
      <text:p text:style-name="P2">Klassendiagramm Tischtennis-Shop<text:tab/><text:tab/><text:tab/><text:tab/>Seite 36.</text:p>
      <text:p text:style-name="P2"/>
      <text:p text:style-name="P3">Testprotokolle:</text:p>
      <text:p text:style-name="P3"/>
      <text:p text:style-name="P2">Testprotokolle: <text:tab/><text:tab/><text:tab/><text:tab/><text:tab/><text:tab/>Seite 37. – 44.</text:p>
      <text:p text:style-name="P2"/>
      <text:p text:style-name="P3">Quellcode Erläuterung:</text:p>
      <text:p text:style-name="P3"><text:span text:style-name="T1"/></text:p>
      <text:p text:style-name="P3"><text:span text:style-name="T3">Zusammenspiel der .cshtml Seite (Razor) mit der .cshtml.cs </text:span><text:s/><text:tab/><text:span text:style-name="T1">Seite 45.</text:span></text:p>
      <text:p text:style-name="P3"><text:span text:style-name="T1">Bereitstellung von Daten beim Aufrufen der Index.cshtml </text:span></text:p>
      <text:p text:style-name="P3"><text:span text:style-name="T1">durch die OnGetAsync() Methode. <text:tab/><text:tab/><text:tab/><text:tab/>Seite 46. - 48.</text:span></text:p>
      <text:p text:style-name="P3"><text:span text:style-name="T1">Validierung <text:tab/><text:tab/><text:tab/><text:tab/><text:tab/><text:tab/><text:tab/>Seite 49.</text:span></text:p>
      <text:p text:style-name="P3"><text:span text:style-name="T1">Einkaufen im Tischtennis Shop <text:tab/><text:tab/><text:tab/><text:tab/>Seite 50. - 52.</text:span></text:p>
      <text:p text:style-name="P3"><text:span text:style-name="T1"/></text:p>
      <text:p text:style-name="P3">Quellen für die Hausarbeit :</text:p>
      <text:p text:style-name="P3"/>
      <text:p text:style-name="P2">Quellen für die Hausarbeit <text:s/><text:tab/><text:tab/><text:tab/><text:tab/><text:tab/>Seite 53.</text:p>
      <text:p text:style-name="P2"/>
      <text:p text:style-name="P3">Eidesstattliche Erklärung:</text:p>
      <text:p text:style-name="P3"/>
      <text:p text:style-name="P2">Eidesstattliche Erklärung<text:tab/><text:tab/><text:tab/><text:tab/><text:tab/>Seite 54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ühlbach Michael</meta:initial-creator>
    <meta:creation-date>2021-06-07T11:16:38.38</meta:creation-date>
    <meta:document-statistic meta:table-count="0" meta:image-count="0" meta:object-count="0" meta:page-count="1" meta:paragraph-count="39" meta:word-count="201" meta:character-count="1591"/>
    <dc:date>2021-06-07T11:40:20.24</dc:date>
    <dc:creator>Mühlbach Michael</dc:creator>
    <meta:editing-duration>PT7M47S</meta:editing-duration>
    <meta:editing-cycles>1</meta:editing-cycles>
    <meta:generator>OpenOffice/4.1.7$Win32 OpenOffice.org_project/417m1$Build-9800</meta:generator>
  </office:meta>
</office:document-meta>
</file>